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
      <text:p text:style-name="Text_20_body">He also taught that you need to love God more than you love anything else, including your possessions.</text:p>
      <text:h text:style-name="Heading_20_9" text:outline-level="9">49-05</text:h>
      <text:p text:style-name="First_20_paragraph"/>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
      <text:p text:style-name="Text_20_body">Jesus taught that God loves sinners very much. He wants to forgive them and to make them his children.</text:p>
      <text:h text:style-name="Heading_20_9" text:outline-level="9">49-08</text:h>
      <text:p text:style-name="First_20_paragraph"/>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5:09Z</meta:creation-date>
    <dc:date>2023-05-24T11:35:09Z</dc:date>
  </office:meta>
</office:document-meta>
</file>